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font-size="48pt" style:font-size-asian="48pt" style:font-size-complex="48pt"/>
    </style:style>
    <style:style style:name="P2" style:family="paragraph">
      <loext:graphic-properties draw:fill-color="#ffffff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Encirca 2.0 Development Appliance How-To</text:span></text:p>
            <text:p><text:span text:style-name="T1"/></text:p>
            <text:p><text:span text:style-name="T2">11/09/20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Yammering to Star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Goal today is to have a working Linux VM similar to those around you</text:p>
              </text:list-item>
              <text:list-item>
                <text:p>Prerequisites</text:p>
              </text:list-item>
            </text:list>
            <text:list text:style-name="L3">
              <text:list-item>
                <text:list>
                  <text:list-item>
                    <text:p><text:s/>Oracle Virtual Box 4.3 installation media</text:p>
                  </text:list-item>
                  <text:list-item>
                    <text:p><text:s/>Encirca 2-14.0 OVA file (Mint 18 Sarah + some stuff)</text:p>
                  </text:list-item>
                  <text:list-item>
                    <text:p><text:s/>smb://phibred.com/jh/Encirca/Dev/Software/encirca-2_14.0.ova</text:p>
                  </text:list-item>
                </text:list>
              </text:list-item>
            </text:list>
            <text:list text:style-name="L2">
              <text:list-item>
                <text:p>The agenda for today</text:p>
              </text:list-item>
            </text:list>
            <text:list text:style-name="L3">
              <text:list-item>
                <text:list>
                  <text:list-item>
                    <text:p><text:s/>Install Oracle Virtual Box (improvise as I do not have Windows)</text:p>
                  </text:list-item>
                  <text:list-item>
                    <text:p><text:s/>Import the Development Appliance</text:p>
                  </text:list-item>
                  <text:list-item>
                    <text:p><text:s/>Start and personalize the appliance</text:p>
                  </text:list-item>
                  <text:list-item>
                    <text:p><text:s/>VERY quick tour</text:p>
                  </text:list-item>
                  <text:list-item>
                    <text:p><text:s/>Ques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all Virtual Bo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erify Oracle VirtualBox version. B.S.O.D. is no way to start a project</text:p>
              </text:list-item>
              <text:list-item>
                <text:p>Punch/Double-click the media file and accept all the defaul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Import the Development Appliance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appliance is a common starting point</text:p>
              </text:list-item>
              <text:list-item>
                <text:p>In VirtualBox File &gt; Import Appliance... </text:p>
              </text:list-item>
              <text:list-item>
                <text:p>This will take a bit, patience pleas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Start / Personalize the Appliance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swer the questions about:</text:p>
                <text:list>
                  <text:list-item>
                    <text:p>Lanuguage</text:p>
                  </text:list-item>
                  <text:list-item>
                    <text:p>Keyboard</text:p>
                  </text:list-item>
                  <text:list-item>
                    <text:p>Timezone</text:p>
                  </text:list-item>
                  <text:list-item>
                    <text:p>Machine name; whatever</text:p>
                  </text:list-item>
                  <text:list-item>
                    <text:p>User name is recommended to be your AD name e.g. holmessh</text:p>
                  </text:list-item>
                  <text:list-item>
                    <text:p>Now wait while installation is completed and reboo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Bit of House Keep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gitlab will use SSH for authentication</text:p>
              </text:list-item>
              <text:list-item>
                <text:p>We need to generate an SSH key pair or use an existing pair</text:p>
              </text:list-item>
              <text:list-item>
                <text:p>Some how you need to get that key pair onto the virtual machine</text:p>
              </text:list-item>
              <text:list-item>
                <text:p>You will also need your localshop credentials</text:p>
              </text:list-item>
              <text:list-item>
                <text:p>You should see an icon on the Desktop like “User setup”, double-click it and read the questions carefully and answer them correct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ick Tou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 here is what we have...</text:p>
              </text:list-item>
              <text:list-item>
                <text:p>Python 2.7 is installed</text:p>
              </text:list-item>
              <text:list-item>
                <text:p>Some other tools installed</text:p>
                <text:list>
                  <text:list-item>
                    <text:p>git</text:p>
                  </text:list-item>
                  <text:list-item>
                    <text:p>pip, boto3, psycopg2</text:p>
                  </text:list-item>
                  <text:list-item>
                    <text:p>virtualenv</text:p>
                  </text:list-item>
                  <text:list-item>
                    <text:p>npm</text:p>
                  </text:list-item>
                  <text:list-item>
                    <text:p>aws command line</text:p>
                  </text:list-item>
                  <text:list-item>
                    <text:p>PyCharm Community edition</text:p>
                  </text:list-item>
                  <text:list-item>
                    <text:p>Chrome is installed, to use 3d acceleration must be off</text:p>
                  </text:list-item>
                  <text:list-item>
                    <text:p>A bunch of stuff related to data services API development</text:p>
                  </text:list-item>
                </text:list>
              </text:list-item>
              <text:list-item>
                <text:p>Questions?</text:p>
              </text:list-item>
              <text:list-item>
                <text:p>Comments?</text:p>
              </text:list-item>
              <text:list-item>
                <text:p>Anything Els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7T17:20:13.478535000</meta:creation-date>
    <dc:date>2016-11-09T13:01:18.123521000</dc:date>
    <meta:editing-duration>PT3H7M27S</meta:editing-duration>
    <meta:editing-cycles>41</meta:editing-cycles>
    <meta:generator>LibreOffice/5.1.2.2$MacOSX_X86_64 LibreOffice_project/d3bf12ecb743fc0d20e0be0c58ca359301eb705f</meta:generator>
    <meta:document-statistic meta:object-count="49"/>
  </office:meta>
</office:document-meta>
</file>